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rrupt handler</text:p>
          </table:table-cell>
          <table:table-cell office:value-type="string" calcext:value-type="string">
            <text:p>activations</text:p>
          </table:table-cell>
          <table:table-cell office:value-type="string" calcext:value-type="string">
            <text:p>time (ns)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1</text:p>
          </table:table-cell>
          <table:table-cell office:value-type="float" office:value="2" calcext:value-type="float">
            <text:p>2</text:p>
          </table:table-cell>
          <table:table-cell office:value-type="float" office:value="3266228" calcext:value-type="float">
            <text:p>3266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ll1</text:p>
          </table:table-cell>
          <table:table-cell office:value-type="float" office:value="2" calcext:value-type="float">
            <text:p>2</text:p>
          </table:table-cell>
          <table:table-cell office:value-type="float" office:value="3827465" calcext:value-type="float">
            <text:p>3827465</text:p>
          </table:table-cell>
          <table:table-cell table:formula="of:=[.C5]-[.C4]" office:value-type="float" office:value="561237" calcext:value-type="float">
            <text:p>561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2</text:p>
          </table:table-cell>
          <table:table-cell office:value-type="float" office:value="0" calcext:value-type="float">
            <text:p>0</text:p>
          </table:table-cell>
          <table:table-cell office:value-type="float" office:value="4243407" calcext:value-type="float">
            <text:p>42434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ll2</text:p>
          </table:table-cell>
          <table:table-cell office:value-type="float" office:value="0" calcext:value-type="float">
            <text:p>0</text:p>
          </table:table-cell>
          <table:table-cell office:value-type="float" office:value="4741986" calcext:value-type="float">
            <text:p>4741986</text:p>
          </table:table-cell>
          <table:table-cell table:formula="of:=[.C7]-[.C6]" office:value-type="float" office:value="498579" calcext:value-type="float">
            <text:p>498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3</text:p>
          </table:table-cell>
          <table:table-cell office:value-type="float" office:value="0" calcext:value-type="float">
            <text:p>0</text:p>
          </table:table-cell>
          <table:table-cell office:value-type="float" office:value="5217936" calcext:value-type="float">
            <text:p>5217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ll3</text:p>
          </table:table-cell>
          <table:table-cell office:value-type="float" office:value="0" calcext:value-type="float">
            <text:p>0</text:p>
          </table:table-cell>
          <table:table-cell office:value-type="float" office:value="5716515" calcext:value-type="float">
            <text:p>5716515</text:p>
          </table:table-cell>
          <table:table-cell table:formula="of:=[.C9]-[.C8]" office:value-type="float" office:value="498579" calcext:value-type="float">
            <text:p>49857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3266228" calcext:value-type="float">
            <text:p>3266228</text:p>
          </table:table-cell>
          <table:table-cell table:number-columns-repeated="2"/>
          <table:table-cell office:value-type="string" calcext:value-type="string">
            <text:p>OL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827465" calcext:value-type="float">
            <text:p>3827465</text:p>
          </table:table-cell>
          <table:table-cell table:formula="of:=[.C13]-[.C12]" office:value-type="float" office:value="561237" calcext:value-type="float">
            <text:p>561237</text:p>
          </table:table-cell>
          <table:table-cell/>
          <table:table-cell office:value-type="float" office:value="510581" calcext:value-type="float">
            <text:p>510581</text:p>
          </table:table-cell>
          <table:table-cell table:formula="of:=[.D13]-[.F13]" office:value-type="float" office:value="50656" calcext:value-type="float">
            <text:p>506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243407" calcext:value-type="float">
            <text:p>42434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41986" calcext:value-type="float">
            <text:p>4741986</text:p>
          </table:table-cell>
          <table:table-cell table:formula="of:=[.C15]-[.C14]" office:value-type="float" office:value="498579" calcext:value-type="float">
            <text:p>498579</text:p>
          </table:table-cell>
          <table:table-cell/>
          <table:table-cell office:value-type="float" office:value="463919" calcext:value-type="float">
            <text:p>463919</text:p>
          </table:table-cell>
          <table:table-cell table:formula="of:=[.D15]-[.F15]" office:value-type="float" office:value="34660" calcext:value-type="float">
            <text:p>346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enOn1</text:p>
          </table:table-cell>
          <table:table-cell office:value-type="float" office:value="4139424" calcext:value-type="float">
            <text:p>4139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Off1</text:p>
          </table:table-cell>
          <table:table-cell office:value-type="float" office:value="503861598" calcext:value-type="float">
            <text:p>503861598</text:p>
          </table:table-cell>
          <table:table-cell table:formula="of:=[.B18]-[.B17]" office:value-type="float" office:value="499722174" calcext:value-type="float">
            <text:p>499722174</text:p>
          </table:table-cell>
          <table:table-cell office:value-type="string" calcext:value-type="string">
            <text:p>time between Green without count de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On2</text:p>
          </table:table-cell>
          <table:table-cell office:value-type="float" office:value="1004005056" calcext:value-type="float">
            <text:p>10040050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Off2</text:p>
          </table:table-cell>
          <table:table-cell office:value-type="float" office:value="2841576293" calcext:value-type="float">
            <text:p>2841576293</text:p>
          </table:table-cell>
          <table:table-cell table:formula="of:=[.B20]-[.B19]" office:value-type="float" office:value="1837571237" calcext:value-type="float">
            <text:p>1837571237</text:p>
          </table:table-cell>
          <table:table-cell office:value-type="string" calcext:value-type="string">
            <text:p>time between Green with count dela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untDelay:</text:p>
          </table:table-cell>
          <table:table-cell table:formula="of:=[.C20]-[.C18]" office:value-type="float" office:value="1337849063" calcext:value-type="float">
            <text:p>1337849063</text:p>
          </table:table-cell>
          <table:table-cell office:value-type="string" calcext:value-type="string">
            <text:p>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E22]/10^6" office:value-type="float" office:value="1337.849063" calcext:value-type="float">
            <text:p>1337,849063</text:p>
          </table:table-cell>
          <table:table-cell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1337.85-1245.48" office:value-type="float" office:value="92.3699999999999" calcext:value-type="float">
            <text:p>92,37</text:p>
          </table:table-cell>
          <table:table-cell table:formula="of:=[.E24]/1248" office:value-type="float" office:value="0.074014423076923" calcext:value-type="float">
            <text:p>0,0740144231</text:p>
          </table:table-cell>
          <table:table-cell office:value-type="string" calcext:value-type="string">
            <text:p>ms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vent latency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ise1</text:p>
          </table:table-cell>
          <table:table-cell table:style-name="ce1"/>
          <table:table-cell table:style-name="ce1" office:value-type="float" office:value="3266228" calcext:value-type="float">
            <text:p>3266228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all1</text:p>
          </table:table-cell>
          <table:table-cell table:style-name="ce1"/>
          <table:table-cell table:style-name="ce1" office:value-type="float" office:value="3827465" calcext:value-type="float">
            <text:p>3827465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YellowON</text:p>
          </table:table-cell>
          <table:table-cell table:style-name="ce1"/>
          <table:table-cell table:style-name="ce1" office:value-type="float" office:value="3946118" calcext:value-type="float">
            <text:p>3946118</text:p>
          </table:table-cell>
          <table:table-cell table:style-name="ce1" table:formula="of:=[.C31]-[.C29]" office:value-type="float" office:value="679890" calcext:value-type="float">
            <text:p>679890</text:p>
          </table:table-cell>
          <table:table-cell table:style-name="ce1" office:value-type="string" calcext:value-type="string">
            <text:p>n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GreenON</text:p>
          </table:table-cell>
          <table:table-cell/>
          <table:table-cell office:value-type="float" office:value="4139424" calcext:value-type="float">
            <text:p>41394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se2</text:p>
          </table:table-cell>
          <table:table-cell table:style-name="ce1"/>
          <table:table-cell table:style-name="ce1" office:value-type="float" office:value="4243407" calcext:value-type="float">
            <text:p>4243407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all2</text:p>
          </table:table-cell>
          <table:table-cell table:style-name="ce1"/>
          <table:table-cell table:style-name="ce1" office:value-type="float" office:value="4741986" calcext:value-type="float">
            <text:p>4741986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riseGREEN_ON_2</text:p>
          </table:table-cell>
          <table:table-cell table:style-name="ce1"/>
          <table:table-cell table:style-name="ce1" office:value-type="float" office:value="503199038" calcext:value-type="float">
            <text:p>503199038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allGREEN_ON</text:p>
          </table:table-cell>
          <table:table-cell table:style-name="ce1"/>
          <table:table-cell table:style-name="ce1" office:value-type="float" office:value="503733612" calcext:value-type="float">
            <text:p>50373361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GREEN_ON_2</text:p>
          </table:table-cell>
          <table:table-cell table:style-name="ce1"/>
          <table:table-cell table:style-name="ce1" office:value-type="float" office:value="503861598" calcext:value-type="float">
            <text:p>503861598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H(Y+G)</text:p>
          </table:table-cell>
          <table:table-cell table:style-name="ce1" table:formula="of:=[.C30]-[.C29]" office:value-type="float" office:value="561237" calcext:value-type="float">
            <text:p>561237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IH(G)</text:p>
          </table:table-cell>
          <table:table-cell table:style-name="ce1" table:formula="of:=[.C36]-[.C35]" office:value-type="float" office:value="534574" calcext:value-type="float">
            <text:p>534574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_Y=IH(Y+G)-IH(G)</text:p>
          </table:table-cell>
          <table:table-cell table:style-name="ce1" table:formula="of:=[.B39]-[.B40]" office:value-type="float" office:value="26663" calcext:value-type="float">
            <text:p>26663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IH(0)</text:p>
          </table:table-cell>
          <table:table-cell table:style-name="ce1" table:formula="of:=[.C34]-[.C33]" office:value-type="float" office:value="498579" calcext:value-type="float">
            <text:p>498579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IH(Y)=IH(0)+_Y</text:p>
          </table:table-cell>
          <table:table-cell table:style-name="ce1" table:formula="of:=[.B41]+[.B42]" office:value-type="float" office:value="525242" calcext:value-type="float">
            <text:p>525242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_G0</text:p>
          </table:table-cell>
          <table:table-cell table:formula="of:=[.B40]-[.B42]" office:value-type="float" office:value="35995" calcext:value-type="float">
            <text:p>359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elay G</text:p>
          </table:table-cell>
          <table:table-cell table:style-name="ce1" table:formula="of:=[.C37]-[.C35]" office:value-type="float" office:value="662560" calcext:value-type="float">
            <text:p>662560</text:p>
          </table:table-cell>
          <table:table-cell table:style-name="ce3" office:value-type="float" office:value="894525" calcext:value-type="float">
            <text:p>894525</text:p>
          </table:table-cell>
          <table:table-cell table:style-name="ce1" table:formula="of:=[.B46]-[.C46]" office:value-type="float" office:value="-231965" calcext:value-type="float">
            <text:p>-231965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 calcext:value-type="string">
            <text:p>Delay Y</text:p>
          </table:table-cell>
          <table:table-cell table:style-name="ce1" table:formula="of:=[.B43]+([.C31]-[.C30])" office:value-type="float" office:value="643895" calcext:value-type="float">
            <text:p>643895</text:p>
          </table:table-cell>
          <table:table-cell table:style-name="ce4" office:value-type="float" office:value="778542" calcext:value-type="float">
            <text:p>778542</text:p>
          </table:table-cell>
          <table:table-cell table:style-name="ce1" table:formula="of:=[.B47]-[.C47]" office:value-type="float" office:value="-134647" calcext:value-type="float">
            <text:p>-134647</text:p>
          </table:table-cell>
          <table:table-cell table:style-name="ce1"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float" office:value="4841220376" calcext:value-type="float">
            <text:p>48412203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1279033" calcext:value-type="float">
            <text:p>48412790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1777612" calcext:value-type="float">
            <text:p>4841777612</text:p>
          </table:table-cell>
          <table:table-cell table:formula="of:=[.B56]-[.B55]" office:value-type="float" office:value="498579" calcext:value-type="float">
            <text:p>4985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841836273" calcext:value-type="float">
            <text:p>4841836273</text:p>
          </table:table-cell>
          <table:table-cell table:formula="of:=[.B57]-[.B54]-[.C56]" office:value-type="float" office:value="117318" calcext:value-type="float">
            <text:p>117318</text:p>
          </table:table-cell>
          <table:table-cell office:value-type="float" office:value="297289" calcext:value-type="float">
            <text:p>297289</text:p>
          </table:table-cell>
          <table:table-cell table:formula="of:=[.C57]-[.D57]" office:value-type="float" office:value="-179971" calcext:value-type="float">
            <text:p>-17997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3:52:37.122346562</meta:creation-date>
    <dc:date>2016-03-15T16:18:33.681737867</dc:date>
    <meta:editing-duration>PT9M35S</meta:editing-duration>
    <meta:editing-cycles>1</meta:editing-cycles>
    <meta:document-statistic meta:table-count="1" meta:cell-count="105" meta:object-count="0"/>
    <meta:generator>LibreOffice/4.2.8.2$Linux_X86_64 LibreOffice_project/420m0$Build-2</meta:generator>
    <meta:user-defined meta:name=""/>
  </office:meta>
</office:document-meta>
</file>